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solid" svg:stroke-color="#ffffff" draw:fill="solid" draw:fill-color="#eeeeee" draw:textarea-horizontal-align="justify" draw:textarea-vertical-align="middle" draw:auto-grow-height="false"/>
    </style:style>
    <style:style style:name="gr2" style:family="graphic" style:parent-style-name="standard">
      <style:graphic-properties svg:stroke-color="#ffffff" draw:fill="solid" draw:fill-color="#eeeeee" draw:textarea-horizontal-align="justify" draw:textarea-vertical-align="middle" draw:auto-grow-height="false"/>
    </style:style>
    <style:style style:name="gr3" style:family="graphic" style:parent-style-name="standard">
      <style:graphic-properties svg:stroke-color="#ffffff" draw:fill="solid" draw:fill-color="#6699cc" draw:textarea-horizontal-align="justify" draw:textarea-vertical-align="middle" draw:auto-grow-height="false"/>
    </style:style>
    <style:style style:name="gr4" style:family="graphic" style:parent-style-name="standard">
      <style:graphic-properties svg:stroke-color="#ffffff" draw:fill="solid" draw:fill-color="#e6e6ff" draw:textarea-horizontal-align="justify" draw:textarea-vertical-align="middle" draw:auto-grow-height="false" fo:padding-left="0.508cm" fo:padding-right="0.508cm" fo:wrap-option="wrap"/>
    </style:style>
    <style:style style:name="gr5" style:family="graphic" style:parent-style-name="standard">
      <style:graphic-properties svg:stroke-color="#ffffff" draw:fill="solid" draw:fill-color="#ccccff" draw:textarea-horizontal-align="justify" draw:textarea-vertical-align="middle" draw:auto-grow-height="false" fo:padding-left="0.508cm" fo:padding-right="0.508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508cm, 0.889cm, 1.27cm, 0.889cm)" draw:image-opacity="100%" style:mirror="none"/>
    </style:style>
    <style:style style:name="gr8" style:family="graphic" style:parent-style-name="standard">
      <style:graphic-properties draw:stroke="none" draw:fill="solid" draw:fill-color="#ccffcc" draw:textarea-horizontal-align="justify" draw:textarea-vertical-align="middle" draw:auto-grow-height="true" fo:min-height="2.787cm" fo:wrap-option="wrap"/>
    </style:style>
    <style:style style:name="gr9" style:family="graphic" style:parent-style-name="standard">
      <style:graphic-properties draw:stroke="none" draw:fill="solid" draw:fill-color="#ccccff" draw:textarea-horizontal-align="justify" draw:textarea-vertical-align="middle" draw:auto-grow-height="true" fo:min-height="4.195cm" fo:wrap-option="wrap"/>
    </style:style>
    <style:style style:name="gr10" style:family="graphic" style:parent-style-name="standard">
      <style:graphic-properties draw:stroke="none" draw:fill="solid" draw:fill-color="#cc99ff" draw:textarea-horizontal-align="justify" draw:textarea-vertical-align="middle" draw:auto-grow-height="true" fo:min-height="2.529cm" fo:wrap-option="wrap"/>
    </style:style>
    <style:style style:name="gr11" style:family="graphic" style:parent-style-name="standard">
      <style:graphic-properties draw:stroke="none" draw:fill="solid" draw:fill-color="#ffcc99" draw:textarea-horizontal-align="justify" draw:textarea-vertical-align="middle" draw:auto-grow-height="true" fo:min-height="5.573cm" fo:wrap-option="wrap"/>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fo:min-height="3.175cm"/>
    </style:style>
    <style:style style:name="gr14" style:family="graphic" style:parent-style-name="standard">
      <style:graphic-properties draw:stroke="none" svg:stroke-color="#000000" draw:fill="none" draw:fill-color="#ffffff" fo:min-height="2.29cm"/>
    </style:style>
    <style:style style:name="gr15" style:family="graphic" style:parent-style-name="standard">
      <style:graphic-properties draw:stroke="none" svg:stroke-color="#000000" draw:fill="none" draw:fill-color="#ffffff" fo:min-height="5.452cm"/>
    </style:style>
    <style:style style:name="gr16" style:family="graphic" style:parent-style-name="standard">
      <style:graphic-properties draw:stroke="none" draw:fill="solid" draw:fill-color="#ffcccc" draw:textarea-horizontal-align="justify" draw:textarea-vertical-align="middle" draw:auto-grow-height="true" fo:min-height="2.798cm" fo:wrap-option="wrap"/>
    </style:style>
    <style:style style:name="gr17" style:family="graphic" style:parent-style-name="standard">
      <style:graphic-properties draw:stroke="none" svg:stroke-color="#ffffff" draw:fill="solid" draw:fill-color="#ccffcc" draw:textarea-horizontal-align="justify" draw:textarea-vertical-align="middle" draw:auto-grow-height="false"/>
    </style:style>
    <style:style style:name="gr18" style:family="graphic" style:parent-style-name="standard">
      <style:graphic-properties draw:stroke="none" svg:stroke-color="#ffffff" draw:fill="solid" draw:fill-color="#ffcc99" draw:textarea-horizontal-align="justify" draw:textarea-vertical-align="middle" draw:auto-grow-height="false"/>
    </style:style>
    <style:style style:name="gr19" style:family="graphic" style:parent-style-name="standard">
      <style:graphic-properties draw:stroke="none" svg:stroke-color="#ffffff" draw:fill="solid" draw:fill-color="#ccccff" draw:textarea-horizontal-align="justify" draw:textarea-vertical-align="middle" draw:auto-grow-height="false"/>
    </style:style>
    <style:style style:name="gr20" style:family="graphic" style:parent-style-name="standard">
      <style:graphic-properties draw:stroke="none" svg:stroke-color="#ffffff" draw:fill="solid" draw:fill-color="#cc99ff" draw:textarea-horizontal-align="justify" draw:textarea-vertical-align="middle" draw:auto-grow-height="false"/>
    </style:style>
    <style:style style:name="gr21" style:family="graphic" style:parent-style-name="standard">
      <style:graphic-properties draw:stroke="none" svg:stroke-color="#ffffff" draw:fill="solid" draw:fill-color="#ffcccc" draw:textarea-horizontal-align="justify" draw:textarea-vertical-align="middle" draw:auto-grow-height="false"/>
    </style:style>
    <style:style style:name="gr22" style:family="graphic" style:parent-style-name="standard">
      <style:graphic-properties svg:stroke-color="#ffffff" draw:fill="solid" draw:fill-color="#dddddd"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fit-to-size="false" fo:min-height="3.052cm"/>
    </style:style>
    <style:style style:name="gr24" style:family="graphic" style:parent-style-name="standard">
      <style:graphic-properties svg:stroke-color="#ffffff" draw:fill="solid" draw:fill-color="#cccccc" draw:textarea-horizontal-align="justify" draw:textarea-vertical-align="middle" draw:auto-grow-height="false"/>
    </style:style>
    <style:style style:name="gr25" style:family="graphic" style:parent-style-name="standard">
      <style:graphic-properties draw:stroke="none" svg:stroke-color="#000000" draw:fill="none" draw:fill-color="#ffffff" fo:min-height="6.052cm"/>
    </style:style>
    <style:style style:name="gr26" style:family="graphic" style:parent-style-name="standard">
      <style:graphic-properties draw:stroke="none" svg:stroke-color="#000000" draw:fill="none" draw:fill-color="#ffffff" fo:min-height="4.318cm"/>
    </style:style>
    <style:style style:name="gr27" style:family="graphic" style:parent-style-name="standard">
      <style:graphic-properties draw:stroke="none" svg:stroke-color="#000000" draw:fill="none" draw:fill-color="#ffffff" draw:auto-grow-width="true" fo:min-height="1.147cm"/>
    </style:style>
    <style:style style:name="P1" style:family="paragraph">
      <style:paragraph-properties fo:text-align="center"/>
    </style:style>
    <style:style style:name="P2" style:family="paragraph">
      <style:paragraph-properties fo:text-align="center"/>
      <style:text-properties fo:font-size="35pt" style:font-size-asian="35pt" style:font-size-complex="35pt"/>
    </style:style>
    <style:style style:name="P3" style:family="paragraph">
      <style:paragraph-properties fo:text-align="start"/>
    </style:style>
    <style:style style:name="P4" style:family="paragraph">
      <style:paragraph-properties fo:text-align="center"/>
      <style:text-properties style:font-name="Century Schoolbook L" fo:font-size="80pt" fo:font-weight="bold" style:font-size-asian="80pt" style:font-weight-asian="bold" style:font-size-complex="80pt" style:font-weight-complex="bold"/>
    </style:style>
    <style:style style:name="P5" style:family="paragraph">
      <style:paragraph-properties fo:text-align="justify"/>
    </style:style>
    <style:style style:name="P6" style:family="paragraph">
      <style:paragraph-properties fo:text-align="justify"/>
      <style:text-properties style:font-name="Ubuntu" fo:font-size="35pt" style:font-size-asian="35pt" style:font-size-complex="35pt"/>
    </style:style>
    <style:style style:name="P7" style:family="paragraph">
      <style:paragraph-properties fo:text-align="center"/>
      <style:text-properties style:font-name="Ubuntu" fo:font-size="35pt" style:font-size-asian="35pt" style:font-size-complex="35pt"/>
    </style:style>
    <style:style style:name="P8" style:family="paragraph">
      <style:text-properties style:font-name="Ubuntu" fo:font-size="72pt" fo:font-weight="bold" style:font-size-asian="72pt" style:font-weight-asian="bold" style:font-size-complex="72pt" style:font-weight-complex="bold"/>
    </style:style>
    <style:style style:name="P9" style:family="paragraph">
      <style:text-properties style:font-name="Ubuntu" fo:font-size="120pt" fo:font-weight="normal" style:font-size-asian="120pt" style:font-weight-asian="normal" style:font-size-complex="120pt" style:font-weight-complex="normal"/>
    </style:style>
    <style:style style:name="P10" style:family="paragraph">
      <style:paragraph-properties fo:text-align="justify">
        <style:tab-stops/>
      </style:paragraph-properties>
    </style:style>
    <style:style style:name="P11" style:family="paragraph">
      <style:paragraph-properties fo:text-align="justify">
        <style:tab-stops/>
      </style:paragraph-properties>
      <style:text-properties style:font-name="Ubuntu Condensed" fo:font-size="35pt" style:font-size-asian="35pt" style:font-size-complex="35pt"/>
    </style:style>
    <style:style style:name="P12" style:family="paragraph">
      <style:paragraph-properties fo:text-align="start">
        <style:tab-stops/>
      </style:paragraph-properties>
      <style:text-properties style:font-name="Ubuntu Condensed" fo:font-size="35pt" style:font-size-asian="35pt" style:font-size-complex="35pt"/>
    </style:style>
    <style:style style:name="T1" style:family="text">
      <style:text-properties style:font-name="Century Schoolbook L" fo:font-size="100pt" fo:font-weight="bold" style:font-size-asian="100pt" style:font-weight-asian="bold" style:font-size-complex="100pt" style:font-weight-complex="bold"/>
    </style:style>
    <style:style style:name="T2" style:family="text">
      <style:text-properties style:font-name="Century Schoolbook L" fo:font-size="72pt" fo:font-weight="bold" style:font-size-asian="72pt" style:font-weight-asian="bold" style:font-size-complex="72pt" style:font-weight-complex="bold"/>
    </style:style>
    <style:style style:name="T3" style:family="text">
      <style:text-properties style:font-name="Century Schoolbook L" fo:font-size="55pt" fo:font-weight="bold" style:font-size-asian="55pt" style:font-weight-asian="bold" style:font-size-complex="55pt" style:font-weight-complex="bold"/>
    </style:style>
    <style:style style:name="T4" style:family="text">
      <style:text-properties style:font-name="Ubuntu" fo:font-size="35pt" style:font-size-asian="35pt" style:font-size-complex="35pt"/>
    </style:style>
    <style:style style:name="T5" style:family="text">
      <style:text-properties style:font-name="Ubuntu" fo:font-size="35pt" fo:font-style="italic" style:font-size-asian="35pt" style:font-style-asian="italic" style:font-size-complex="35pt" style:font-style-complex="italic"/>
    </style:style>
    <style:style style:name="T6" style:family="text">
      <style:text-properties style:font-name="Ubuntu" fo:font-size="18pt" style:font-size-asian="18pt" style:font-size-complex="18pt"/>
    </style:style>
    <style:style style:name="T7" style:family="text">
      <style:text-properties fo:font-size="8pt" style:font-size-asian="8pt" style:font-size-complex="8pt"/>
    </style:style>
    <style:style style:name="T8" style:family="text">
      <style:text-properties style:font-name="Ubuntu" fo:font-size="8pt" style:font-size-asian="8pt" style:font-size-complex="8pt"/>
    </style:style>
    <style:style style:name="T9" style:family="text">
      <style:text-properties style:font-name="Ubuntu" fo:font-size="35pt" fo:font-style="normal" style:font-size-asian="35pt" style:font-style-asian="normal" style:font-size-complex="35pt" style:font-style-complex="normal"/>
    </style:style>
    <style:style style:name="T10" style:family="text">
      <style:text-properties style:font-name="Ubuntu" fo:font-size="72pt" fo:font-weight="bold" style:font-size-asian="72pt" style:font-weight-asian="bold" style:font-size-complex="72pt" style:font-weight-complex="bold"/>
    </style:style>
    <style:style style:name="T11" style:family="text">
      <style:text-properties style:font-name="Ubuntu" fo:font-size="120pt" fo:font-weight="normal" style:font-size-asian="120pt" style:font-weight-asian="normal" style:font-size-complex="120pt" style:font-weight-complex="normal"/>
    </style:style>
    <style:style style:name="T12" style:family="text">
      <style:text-properties style:font-name="Ubuntu" fo:font-size="35pt" fo:font-weight="bold" style:font-size-asian="35pt" style:font-weight-asian="bold" style:font-size-complex="35pt" style:font-weight-complex="bold"/>
    </style:style>
    <style:style style:name="T13" style:family="text">
      <style:text-properties style:font-name="Ubuntu" fo:font-size="35pt" fo:font-weight="normal" style:font-size-asian="35pt" style:font-weight-asian="normal" style:font-size-complex="35pt" style:font-weight-complex="normal"/>
    </style:style>
    <style:style style:name="T14" style:family="text">
      <style:text-properties style:font-name="Ubuntu" fo:font-size="35pt" fo:font-style="italic" fo:font-weight="normal" style:font-size-asian="35pt" style:font-style-asian="italic" style:font-weight-asian="normal" style:font-size-complex="3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StarSymbol" style:use-window-font-color="true" fo:font-size="60%"/>
      </text:list-level-style-bullet>
      <text:list-level-style-bullet text:level="2" text:bullet-char="●">
        <style:list-level-properties text:space-before="0.6cm" text:min-label-width="1.016cm"/>
        <style:text-properties fo:font-family="StarSymbol" style:use-window-font-color="true" fo:font-size="60%"/>
      </text:list-level-style-bullet>
      <text:list-level-style-bullet text:level="3" text:bullet-char="●">
        <style:list-level-properties text:space-before="1.2cm" text:min-label-width="1.016cm"/>
        <style:text-properties fo:font-family="StarSymbol" style:use-window-font-color="true" fo:font-size="60%"/>
      </text:list-level-style-bullet>
      <text:list-level-style-bullet text:level="4" text:bullet-char="●">
        <style:list-level-properties text:space-before="1.8cm" text:min-label-width="1.016cm"/>
        <style:text-properties fo:font-family="StarSymbol" style:use-window-font-color="true" fo:font-size="60%"/>
      </text:list-level-style-bullet>
      <text:list-level-style-bullet text:level="5" text:bullet-char="●">
        <style:list-level-properties text:space-before="2.4cm" text:min-label-width="1.016cm"/>
        <style:text-properties fo:font-family="StarSymbol" style:use-window-font-color="true" fo:font-size="60%"/>
      </text:list-level-style-bullet>
      <text:list-level-style-bullet text:level="6" text:bullet-char="●">
        <style:list-level-properties text:space-before="3cm" text:min-label-width="1.016cm"/>
        <style:text-properties fo:font-family="StarSymbol" style:use-window-font-color="true" fo:font-size="60%"/>
      </text:list-level-style-bullet>
      <text:list-level-style-bullet text:level="7" text:bullet-char="●">
        <style:list-level-properties text:space-before="3.6cm" text:min-label-width="1.016cm"/>
        <style:text-properties fo:font-family="StarSymbol" style:use-window-font-color="true" fo:font-size="60%"/>
      </text:list-level-style-bullet>
      <text:list-level-style-bullet text:level="8" text:bullet-char="●">
        <style:list-level-properties text:space-before="4.2cm" text:min-label-width="1.016cm"/>
        <style:text-properties fo:font-family="StarSymbol" style:use-window-font-color="true" fo:font-size="60%"/>
      </text:list-level-style-bullet>
      <text:list-level-style-bullet text:level="9" text:bullet-char="●">
        <style:list-level-properties text:space-before="4.8cm" text:min-label-width="1.016cm"/>
        <style:text-properties fo:font-family="StarSymbol" style:use-window-font-color="true" fo:font-size="60%"/>
      </text:list-level-style-bullet>
      <text:list-level-style-bullet text:level="10" text:bullet-char="●">
        <style:list-level-properties text:space-before="5.4cm" text:min-label-width="1.016cm"/>
        <style:text-properties fo:font-family="StarSymbol" style:use-window-font-color="true" fo:font-size="60%"/>
      </text:list-level-style-bullet>
    </text:list-style>
    <text:list-style style:name="L3">
      <text:list-level-style-bullet text:level="1" text:bullet-char="–">
        <style:list-level-properties text:min-label-width="1.016cm"/>
        <style:text-properties fo:font-family="Ubuntu" style:font-style-name="Regular" style:use-window-font-color="true" fo:font-size="60%"/>
      </text:list-level-style-bullet>
      <text:list-level-style-bullet text:level="2" text:bullet-char="–">
        <style:list-level-properties text:space-before="0.6cm" text:min-label-width="1.016cm"/>
        <style:text-properties fo:font-family="Ubuntu" style:font-style-name="Regular" style:use-window-font-color="true" fo:font-size="60%"/>
      </text:list-level-style-bullet>
      <text:list-level-style-bullet text:level="3" text:bullet-char="–">
        <style:list-level-properties text:space-before="1.2cm" text:min-label-width="1.016cm"/>
        <style:text-properties fo:font-family="Ubuntu" style:font-style-name="Regular" style:use-window-font-color="true" fo:font-size="60%"/>
      </text:list-level-style-bullet>
      <text:list-level-style-bullet text:level="4" text:bullet-char="–">
        <style:list-level-properties text:space-before="1.8cm" text:min-label-width="1.016cm"/>
        <style:text-properties fo:font-family="Ubuntu" style:font-style-name="Regular" style:use-window-font-color="true" fo:font-size="60%"/>
      </text:list-level-style-bullet>
      <text:list-level-style-bullet text:level="5" text:bullet-char="–">
        <style:list-level-properties text:space-before="2.4cm" text:min-label-width="1.016cm"/>
        <style:text-properties fo:font-family="Ubuntu" style:font-style-name="Regular" style:use-window-font-color="true" fo:font-size="60%"/>
      </text:list-level-style-bullet>
      <text:list-level-style-bullet text:level="6" text:bullet-char="–">
        <style:list-level-properties text:space-before="3cm" text:min-label-width="1.016cm"/>
        <style:text-properties fo:font-family="Ubuntu" style:font-style-name="Regular" style:use-window-font-color="true" fo:font-size="60%"/>
      </text:list-level-style-bullet>
      <text:list-level-style-bullet text:level="7" text:bullet-char="–">
        <style:list-level-properties text:space-before="3.6cm" text:min-label-width="1.016cm"/>
        <style:text-properties fo:font-family="Ubuntu" style:font-style-name="Regular" style:use-window-font-color="true" fo:font-size="60%"/>
      </text:list-level-style-bullet>
      <text:list-level-style-bullet text:level="8" text:bullet-char="–">
        <style:list-level-properties text:space-before="4.2cm" text:min-label-width="1.016cm"/>
        <style:text-properties fo:font-family="Ubuntu" style:font-style-name="Regular" style:use-window-font-color="true" fo:font-size="60%"/>
      </text:list-level-style-bullet>
      <text:list-level-style-bullet text:level="9" text:bullet-char="–">
        <style:list-level-properties text:space-before="4.8cm" text:min-label-width="1.016cm"/>
        <style:text-properties fo:font-family="Ubuntu" style:font-style-name="Regular" style:use-window-font-color="true" fo:font-size="60%"/>
      </text:list-level-style-bullet>
      <text:list-level-style-bullet text:level="10" text:bullet-char="–">
        <style:list-level-properties text:space-before="5.4cm" text:min-label-width="1.016cm"/>
        <style:text-properties fo:font-family="Ubuntu" style:font-style-name="Regular" style:use-window-font-color="true" fo:font-size="60%"/>
      </text:list-level-style-bullet>
    </text:list-style>
    <text:list-style style:name="L4">
      <text:list-level-style-bullet text:level="1" text:bullet-char="●">
        <style:list-level-properties text:min-label-width="1.016cm"/>
        <style:text-properties fo:font-family="StarSymbol" style:font-charset="x-symbol" style:use-window-font-color="true" fo:font-size="60%"/>
      </text:list-level-style-bullet>
      <text:list-level-style-bullet text:level="2" text:bullet-char="●">
        <style:list-level-properties text:space-before="0.6cm" text:min-label-width="1.016cm"/>
        <style:text-properties fo:font-family="StarSymbol" style:font-charset="x-symbol" style:use-window-font-color="true" fo:font-size="60%"/>
      </text:list-level-style-bullet>
      <text:list-level-style-bullet text:level="3" text:bullet-char="●">
        <style:list-level-properties text:space-before="1.2cm" text:min-label-width="1.016cm"/>
        <style:text-properties fo:font-family="StarSymbol" style:font-charset="x-symbol" style:use-window-font-color="true" fo:font-size="60%"/>
      </text:list-level-style-bullet>
      <text:list-level-style-bullet text:level="4" text:bullet-char="●">
        <style:list-level-properties text:space-before="1.8cm" text:min-label-width="1.016cm"/>
        <style:text-properties fo:font-family="StarSymbol" style:font-charset="x-symbol" style:use-window-font-color="true" fo:font-size="60%"/>
      </text:list-level-style-bullet>
      <text:list-level-style-bullet text:level="5" text:bullet-char="●">
        <style:list-level-properties text:space-before="2.4cm" text:min-label-width="1.016cm"/>
        <style:text-properties fo:font-family="StarSymbol" style:font-charset="x-symbol" style:use-window-font-color="true" fo:font-size="60%"/>
      </text:list-level-style-bullet>
      <text:list-level-style-bullet text:level="6" text:bullet-char="●">
        <style:list-level-properties text:space-before="3cm" text:min-label-width="1.016cm"/>
        <style:text-properties fo:font-family="StarSymbol" style:font-charset="x-symbol" style:use-window-font-color="true" fo:font-size="60%"/>
      </text:list-level-style-bullet>
      <text:list-level-style-bullet text:level="7" text:bullet-char="●">
        <style:list-level-properties text:space-before="3.6cm" text:min-label-width="1.016cm"/>
        <style:text-properties fo:font-family="StarSymbol" style:font-charset="x-symbol" style:use-window-font-color="true" fo:font-size="60%"/>
      </text:list-level-style-bullet>
      <text:list-level-style-bullet text:level="8" text:bullet-char="●">
        <style:list-level-properties text:space-before="4.2cm" text:min-label-width="1.016cm"/>
        <style:text-properties fo:font-family="StarSymbol" style:font-charset="x-symbol" style:use-window-font-color="true" fo:font-size="60%"/>
      </text:list-level-style-bullet>
      <text:list-level-style-bullet text:level="9" text:bullet-char="●">
        <style:list-level-properties text:space-before="4.8cm" text:min-label-width="1.016cm"/>
        <style:text-properties fo:font-family="StarSymbol" style:font-charset="x-symbol" style:use-window-font-color="true" fo:font-size="60%"/>
      </text:list-level-style-bullet>
      <text:list-level-style-bullet text:level="10" text:bullet-char="●">
        <style:list-level-properties text:space-before="5.4cm" text:min-label-width="1.016cm"/>
        <style:text-properties fo:font-family="StarSymbol" style:font-charset="x-symbol" style:use-window-font-color="true" fo:font-size="60%"/>
      </text:list-level-style-bullet>
    </text:list-style>
  </office:automatic-styles>
  <office:body>
    <office:drawing>
      <draw:page draw:name="page1" draw:style-name="dp1" draw:master-page-name="Default">
        <draw:custom-shape draw:style-name="gr1" draw:text-style-name="P1" draw:layer="layout" svg:width="89.408cm" svg:height="22.86cm" svg:x="1.397cm" svg:y="67.21cm">
          <text:p/>
          <draw:enhanced-geometry svg:viewBox="0 0 21600 21600" draw:mirror-horizontal="false" draw:mirror-vertical="false" draw:type="rectangle" draw:enhanced-path="M 0 0 L 21600 0 21600 21600 0 21600 0 0 Z N"/>
        </draw:custom-shape>
        <draw:custom-shape draw:style-name="gr2" draw:text-style-name="P2" draw:layer="layout" svg:width="59.69cm" svg:height="24.765cm" svg:x="31.115cm" svg:y="15.775cm">
          <text:p text:style-name="P1"/>
          <draw:enhanced-geometry svg:viewBox="0 0 21600 21600" draw:mirror-horizontal="false" draw:mirror-vertical="false" draw:type="rectangle" draw:enhanced-path="M 0 0 L 21600 0 21600 21600 0 21600 0 0 Z N"/>
        </draw:custom-shape>
        <draw:custom-shape draw:style-name="gr3" draw:text-style-name="P4" draw:layer="layout" svg:width="89.408cm" svg:height="13.081cm" svg:x="1.397cm" svg:y="1.424cm">
          <text:p text:style-name="P3"><text:span text:style-name="T1"><text:tab/></text:span><text:span text:style-name="T1"><text:tab/></text:span><text:span text:style-name="T1"><text:tab/></text:span><text:span text:style-name="T1"><text:tab/></text:span><text:span text:style-name="T1"><text:tab/></text:span><text:span text:style-name="T1">Finding a Diverse Set of</text:span></text:p>
          <text:p text:style-name="P3"><text:span text:style-name="T1"><text:tab/></text:span><text:span text:style-name="T1"><text:tab/></text:span><text:span text:style-name="T1"><text:tab/></text:span><text:span text:style-name="T1"><text:tab/></text:span><text:span text:style-name="T1"><text:tab/></text:span><text:span text:style-name="T1">Short Paths through a Roadmap</text:span></text:p>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aleb Voss</text:span></text:p>
          <draw:enhanced-geometry svg:viewBox="0 0 21600 21600" draw:type="rectangle" draw:enhanced-path="M 0 0 L 21600 0 21600 21600 0 21600 0 0 Z N"/>
        </draw:custom-shape>
        <draw:custom-shape draw:style-name="gr4" draw:text-style-name="P6" draw:layer="layout" svg:width="28.321cm" svg:height="48.895cm" svg:x="92.202cm" svg:y="1.424cm">
          <text:p text:style-name="P5"><text:span text:style-name="T3">Method and Results</text:span></text:p>
          <text:p text:style-name="P5"><text:span text:style-name="T4"><text:tab/></text:span><text:span text:style-name="T4">I test my algorithm by comparing its performance to the </text:span><text:span text:style-name="T5">k</text:span><text:span text:style-name="T4">-shortest paths algorithm due to Eppstein [1], which returns the </text:span><text:span text:style-name="T5">k</text:span><text:span text:style-name="T4"> shortest paths for a given query.</text:span></text:p>
          <text:p text:style-name="P5"><text:span text:style-name="T6"/></text:p>
          <text:list text:style-name="L2">
            <text:list-item>
              <text:list>
                <text:list-item>
                  <text:list>
                    <text:list-item>
                      <text:list>
                        <text:list-item>
                          <text:p text:style-name="P3"><text:span text:style-name="T4">Performance measurements:</text:span></text:p>
                        </text:list-item>
                      </text:list>
                    </text:list-item>
                  </text:list>
                </text:list-item>
              </text:list>
            </text:list-item>
          </text:list>
          <text:list text:style-name="L3">
            <text:list-item>
              <text:list>
                <text:list-item>
                  <text:list>
                    <text:list-item>
                      <text:list>
                        <text:list-item>
                          <text:list>
                            <text:list-item>
                              <text:list>
                                <text:list-item>
                                  <text:list>
                                    <text:list-item>
                                      <text:p text:style-name="P3"><text:span text:style-name="T4">number of distinct homotopy classes </text:span></text:p>
                                    </text:list-item>
                                    <text:list-item>
                                      <text:p text:style-name="P3"><text:span text:style-name="T4">diversity of the path set</text:span></text:p>
                                    </text:list-item>
                                    <text:list-item>
                                      <text:p text:style-name="P3"><text:span text:style-name="T4">maximum length of paths</text:span></text:p>
                                    </text:list-item>
                                  </text:list>
                                </text:list-item>
                              </text:list>
                            </text:list-item>
                          </text:list>
                        </text:list-item>
                      </text:list>
                    </text:list-item>
                  </text:list>
                </text:list-item>
              </text:list>
            </text:list-item>
          </text:list>
          <text:p text:style-name="P3"><text:span text:style-name="T6"/></text:p>
          <text:list text:style-name="L2">
            <text:list-item>
              <text:list>
                <text:list-item>
                  <text:list>
                    <text:list-item>
                      <text:list>
                        <text:list-item>
                          <text:p text:style-name="P3"><text:span text:style-name="T4">Test environment:</text:span></text:p>
                        </text:list-item>
                      </text:list>
                    </text:list-item>
                  </text:list>
                </text:list-item>
              </text:list>
            </text:list-item>
          </text:list>
          <text:list text:style-name="L3">
            <text:list-item>
              <text:list>
                <text:list-item>
                  <text:list>
                    <text:list-item>
                      <text:list>
                        <text:list-item>
                          <text:list>
                            <text:list-item>
                              <text:list>
                                <text:list-item>
                                  <text:list>
                                    <text:list-item>
                                      <text:p text:style-name="P3"><text:span text:style-name="T4">uniform grid of obstacles</text:span></text:p>
                                    </text:list-item>
                                    <text:list-item>
                                      <text:p text:style-name="P5"><text:span text:style-name="T4">many path homotopy classes possible</text:span></text:p>
                                    </text:list-item>
                                  </text:list>
                                </text:list-item>
                              </text:list>
                            </text:list-item>
                          </text:list>
                        </text:list-item>
                      </text:list>
                    </text:list-item>
                  </text:list>
                </text:list-item>
              </text:list>
            </text:list-item>
          </text:list>
          <text:p text:style-name="P5"><text:span text:style-name="T4"/></text:p>
          <text:p text:style-name="P5"><text:span text:style-name="T4"><text:tab/></text:span><text:span text:style-name="T4">An important parameter in our algorithm is the radius of simulated obstacles. I define the radius to be the length of the shortest path times a <text:s/>factor, and perform a parameter sweep on this factor, shown in Plot 1. Observe that:</text:span></text:p>
          <text:p text:style-name="P5"><text:span text:style-name="T7"/></text:p>
          <text:list text:style-name="L2">
            <text:list-item>
              <text:list>
                <text:list-item>
                  <text:list>
                    <text:list-item>
                      <text:list>
                        <text:list-item>
                          <text:p text:style-name="P5"><text:span text:style-name="T4">Large radii yield diverse paths</text:span></text:p>
                        </text:list-item>
                        <text:list-item>
                          <text:p text:style-name="P5"><text:span text:style-name="T4">Paths are moderately long for large radii</text:span></text:p>
                        </text:list-item>
                      </text:list>
                    </text:list-item>
                  </text:list>
                </text:list-item>
              </text:list>
            </text:list-item>
          </text:list>
          <text:p text:style-name="P5"><text:span text:style-name="T4"/></text:p>
          <text:p text:style-name="P5"><text:span text:style-name="T4"><text:tab/></text:span><text:span text:style-name="T4">Figure 1 compares the paths returned by the two algorithms. The 10 shortest paths (a) only represent 2 homotopy classes, while my algorithm (b) found 10 paths, each in a different homotopy class. I then filtered the shortest paths (c) to only include a path if its distance to the others was at least the diversity of set (b), yielding 3 homotopy classes. By construction, sets (b) and (c) have the same diversity, yet the number of homotopy classes suggests that my algorithm naturally produces a much richer set.</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28.321cm" svg:height="28.956cm" svg:x="92.202cm" svg:y="51.589cm">
          <text:p text:style-name="P5"><text:span text:style-name="T3">Conclusion</text:span></text:p>
          <text:p text:style-name="P5"><text:span text:style-name="T4"><text:tab/></text:span><text:span text:style-name="T4">The algorithm presented finds a diverse set of paths that are not too long, all satisfying the same query. Because the paths are very diverse, this algorithm has applications in problems where the environment changes after the roadmap is created. If such a change invalidates the shortest path, we hope that some of these alternate paths will not be affected, allowing the continued use of the existing roadmap without the need to recompute it because of a small change in the environment.</text:span></text:p>
          <text:p text:style-name="P5"><text:span text:style-name="T4"/></text:p>
          <text:p text:style-name="P5"><text:span text:style-name="T4"><text:tab/></text:span><text:span text:style-name="T4">This algorithm can be adapted easily to other needs because it is very modular. Possible modifications include:</text:span></text:p>
          <text:p text:style-name="P5"><text:span text:style-name="T8"/></text:p>
          <text:list text:style-name="L2">
            <text:list-item>
              <text:list>
                <text:list-item>
                  <text:list>
                    <text:list-item>
                      <text:list>
                        <text:list-item>
                          <text:p text:style-name="P3"><text:span text:style-name="T4">Filtering paths according to some criteria</text:span></text:p>
                        </text:list-item>
                        <text:list-item>
                          <text:p text:style-name="P3"><text:span text:style-name="T4">Using a different path distance metric</text:span></text:p>
                        </text:list-item>
                        <text:list-item>
                          <text:p text:style-name="P3"><text:span text:style-name="T4">Altering the simulated obstacles</text:span></text:p>
                        </text:list-item>
                      </text:list>
                    </text:list-item>
                  </text:list>
                </text:list-item>
              </text:list>
            </text:list-item>
          </text:list>
          <draw:enhanced-geometry svg:viewBox="0 0 21600 21600" draw:mirror-horizontal="false" draw:mirror-vertical="false" draw:type="rectangle" draw:enhanced-path="M 0 0 L 21600 0 21600 21600 0 21600 0 0 Z N"/>
        </draw:custom-shape>
        <draw:custom-shape draw:style-name="gr4" draw:text-style-name="P6" draw:layer="layout" svg:width="28.321cm" svg:height="8.255cm" svg:x="92.202cm" svg:y="81.815cm">
          <text:p text:style-name="P5"><text:span text:style-name="T3">References</text:span></text:p>
          <text:p text:style-name="P5"><text:span text:style-name="T4">[1] D. Eppstein, Finding the k shortest paths, </text:span><text:span text:style-name="T5">35th IEEE Symp. Foundations of Comp. Sci.</text:span><text:span text:style-name="T4">, Santa Fe, 1994, pp. 154-165.</text:span></text:p>
          <draw:enhanced-geometry svg:viewBox="0 0 21600 21600" draw:type="rectangle" draw:enhanced-path="M 0 0 L 21600 0 21600 21600 0 21600 0 0 Z N"/>
        </draw:custom-shape>
        <draw:frame draw:style-name="gr6" draw:text-style-name="P1" draw:layer="layout" svg:width="12.7cm" svg:height="9.068cm" svg:x="27.254cm" svg:y="73.252cm">
          <draw:image xlink:href="../algImage1.png" xlink:type="simple" xlink:show="embed" xlink:actuate="onLoad">
            <text:p/>
          </draw:image>
        </draw:frame>
        <draw:frame draw:style-name="gr7" draw:text-style-name="P1" draw:layer="layout" svg:width="13.766cm" svg:height="9.397cm" svg:x="58.42cm" svg:y="67.464cm">
          <draw:image xlink:href="../algImage2.png" xlink:type="simple" xlink:show="embed" xlink:actuate="onLoad">
            <text:p/>
          </draw:image>
        </draw:frame>
        <draw:frame draw:style-name="gr7" draw:text-style-name="P1" draw:layer="layout" svg:width="13.766cm" svg:height="9.397cm" svg:x="58.42cm" svg:y="80.753cm">
          <draw:image xlink:href="../algImage4.png" xlink:type="simple" xlink:show="embed" xlink:actuate="onLoad">
            <text:p/>
          </draw:image>
        </draw:frame>
        <draw:frame draw:style-name="gr7" draw:text-style-name="P1" draw:layer="layout" svg:width="13.766cm" svg:height="9.397cm" svg:x="72.746cm" svg:y="67.464cm">
          <draw:image xlink:href="../algImage3.png" xlink:type="simple" xlink:show="embed" xlink:actuate="onLoad">
            <text:p/>
          </draw:image>
        </draw:frame>
        <draw:frame draw:style-name="gr7" draw:text-style-name="P1" draw:layer="layout" svg:width="13.766cm" svg:height="9.397cm" svg:x="72.695cm" svg:y="80.753cm">
          <draw:image xlink:href="../algImage5.png" xlink:type="simple" xlink:show="embed" xlink:actuate="onLoad">
            <text:p/>
          </draw:image>
        </draw:frame>
        <draw:custom-shape draw:style-name="gr8" draw:text-style-name="P7" draw:layer="layout" svg:width="9.779cm" svg:height="3.037cm" svg:x="28.067cm" svg:y="69.115cm">
          <text:p text:style-name="P1"><text:span text:style-name="T4">1. Start from the shortest path</text:span></text:p>
          <draw:enhanced-geometry svg:viewBox="0 0 21600 21600" draw:type="rectangle" draw:enhanced-path="M 0 0 L 21600 0 21600 21600 0 21600 0 0 Z N"/>
        </draw:custom-shape>
        <draw:custom-shape draw:style-name="gr9" draw:text-style-name="P7" draw:layer="layout" svg:width="12.192cm" svg:height="5.823cm" svg:x="41.021cm" svg:y="69.693cm">
          <text:p text:style-name="P1"><text:span text:style-name="T4">2. Consider</text:span><text:span text:style-name="T5"> </text:span><text:span text:style-name="T9">multiple</text:span><text:span text:style-name="T4"> scenarios where we simulate an obstacle on the path</text:span></text:p>
          <draw:enhanced-geometry svg:viewBox="0 0 21600 21600" draw:type="rectangle" draw:enhanced-path="M 0 0 L 21600 0 21600 21600 0 21600 0 0 Z N"/>
        </draw:custom-shape>
        <draw:custom-shape draw:style-name="gr10" draw:text-style-name="P7" draw:layer="layout" svg:width="10.414cm" svg:height="4.43cm" svg:x="66.783cm" svg:y="76.714cm">
          <text:p text:style-name="P1"><text:span text:style-name="T4">3. Recompute the shortest path by removing edges</text:span></text:p>
          <draw:enhanced-geometry svg:viewBox="0 0 21600 21600" draw:type="rectangle" draw:enhanced-path="M 0 0 L 21600 0 21600 21600 0 21600 0 0 Z N"/>
        </draw:custom-shape>
        <draw:custom-shape draw:style-name="gr11" draw:text-style-name="P7" draw:layer="layout" svg:width="12.065cm" svg:height="5.823cm" svg:x="41.021cm" svg:y="83.104cm">
          <text:p text:style-name="P1"><text:span text:style-name="T4">4. Repeat on these new graphs until there are enough</text:span></text:p>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66.04cm 80.726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3.556cm" svg:height="2.286cm" draw:transform="rotate (0.523598775598299) translate (36.83cm 73.2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3" draw:text-style-name="P8" draw:layer="layout" svg:width="1.397cm" svg:height="3.425cm" svg:x="71.247cm" svg:y="71.024cm">
            <draw:text-box>
              <text:p><text:span text:style-name="T10">,</text:span></text:p>
            </draw:text-box>
          </draw:frame>
          <draw:frame draw:style-name="gr14" draw:text-style-name="P8" draw:layer="layout" svg:width="5.969cm" svg:height="3.105cm" svg:x="85.217cm" svg:y="71.217cm">
            <draw:text-box>
              <text:p><text:span text:style-name="T10">, <text:s/>. . .</text:span></text:p>
            </draw:text-box>
          </draw:frame>
          <draw:frame draw:style-name="gr15" draw:text-style-name="P9" draw:layer="layout" svg:width="2.667cm" svg:height="5.702cm" svg:x="55.88cm" svg:y="69.75cm">
            <draw:text-box>
              <text:p><text:span text:style-name="T11">{</text:span></text:p>
            </draw:text-box>
          </draw:frame>
        </draw:g>
        <draw:custom-shape draw:style-name="gr12" draw:text-style-name="P1" draw:layer="layout" svg:width="2.794cm" svg:height="1.905cm" svg:x="53.294cm" svg:y="71.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723cm" svg:height="1.905cm" draw:transform="rotate (-3.14159265358979) translate (55.885cm 87.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7" draw:layer="layout" svg:width="9.779cm" svg:height="3.048cm" svg:x="28.067cm" svg:y="84.609cm">
          <text:p text:style-name="P1"><text:span text:style-name="T4">5. Return generated paths</text:span></text:p>
          <draw:enhanced-geometry svg:viewBox="0 0 21600 21600" draw:type="rectangle" draw:enhanced-path="M 0 0 L 21600 0 21600 21600 0 21600 0 0 Z N"/>
        </draw:custom-shape>
        <draw:g>
          <draw:custom-shape draw:style-name="gr17" draw:text-style-name="P1" draw:layer="layout" svg:width="24.765cm" svg:height="5.08cm" svg:x="2.786cm" svg:y="73.795cm">
            <text:p/>
            <draw:enhanced-geometry svg:viewBox="0 0 21600 21600" draw:mirror-horizontal="false" draw:mirror-vertical="false" draw:type="rectangle" draw:enhanced-path="M 0 0 L 21600 0 21600 21600 0 21600 0 0 Z N"/>
          </draw:custom-shape>
          <draw:custom-shape draw:style-name="gr18" draw:text-style-name="P1" draw:layer="layout" svg:width="24.765cm" svg:height="10.033cm" svg:x="2.786cm" svg:y="78.875cm">
            <text:p/>
            <draw:enhanced-geometry svg:viewBox="0 0 21600 21600" draw:mirror-horizontal="false" draw:mirror-vertical="false" draw:type="rectangle" draw:enhanced-path="M 0 0 L 21600 0 21600 21600 0 21600 0 0 Z N"/>
          </draw:custom-shape>
          <draw:custom-shape draw:style-name="gr19" draw:text-style-name="P1" draw:layer="layout" svg:width="23.368cm" svg:height="6.985cm" svg:x="3.929cm" svg:y="81.796cm">
            <text:p/>
            <draw:enhanced-geometry svg:viewBox="0 0 21600 21600" draw:mirror-horizontal="false" draw:mirror-vertical="false" draw:type="rectangle" draw:enhanced-path="M 0 0 L 21600 0 21600 21600 0 21600 0 0 Z N"/>
          </draw:custom-shape>
          <draw:custom-shape draw:style-name="gr20" draw:text-style-name="P1" draw:layer="layout" svg:width="21.971cm" svg:height="3.937cm" svg:x="5.072cm" svg:y="84.717cm">
            <text:p/>
            <draw:enhanced-geometry svg:viewBox="0 0 21600 21600" draw:mirror-horizontal="false" draw:mirror-vertical="false" draw:type="rectangle" draw:enhanced-path="M 0 0 L 21600 0 21600 21600 0 21600 0 0 Z N"/>
          </draw:custom-shape>
          <draw:custom-shape draw:style-name="gr21" draw:text-style-name="P1" draw:layer="layout" svg:width="24.765cm" svg:height="0.838cm" svg:x="2.786cm" svg:y="88.908cm">
            <text:p/>
            <draw:enhanced-geometry svg:viewBox="0 0 21600 21600" draw:mirror-horizontal="false" draw:mirror-vertical="false" draw:type="rectangle" draw:enhanced-path="M 0 0 L 21600 0 21600 21600 0 21600 0 0 Z N"/>
          </draw:custom-shape>
          <draw:frame draw:style-name="gr6" draw:text-style-name="P1" draw:layer="layout" svg:width="26.238cm" svg:height="22.86cm" svg:x="1.392cm" svg:y="67.216cm">
            <draw:image xlink:href="../algorithm.png" xlink:type="simple" xlink:show="embed" xlink:actuate="onLoad">
              <text:p/>
            </draw:image>
          </draw:frame>
        </draw:g>
        <draw:custom-shape draw:style-name="gr22" draw:text-style-name="P2" draw:layer="layout" svg:width="25.4cm" svg:height="24.003cm" svg:x="65.405cm" svg:y="41.937cm">
          <text:p text:style-name="P1"/>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80.493cm 80.721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3" draw:text-style-name="P8" draw:layer="layout" svg:width="1.397cm" svg:height="3.425cm" svg:x="70.968cm" svg:y="84.613cm">
            <draw:text-box>
              <text:p><text:span text:style-name="T10">,</text:span></text:p>
            </draw:text-box>
          </draw:frame>
          <draw:frame draw:style-name="gr14" draw:text-style-name="P8" draw:layer="layout" svg:width="5.969cm" svg:height="3.105cm" svg:x="84.938cm" svg:y="84.806cm">
            <draw:text-box>
              <text:p><text:span text:style-name="T10">, <text:s/>. . .</text:span></text:p>
            </draw:text-box>
          </draw:frame>
          <draw:frame draw:style-name="gr15" draw:text-style-name="P9" draw:layer="layout" svg:width="2.667cm" svg:height="5.702cm" svg:x="55.601cm" svg:y="83.339cm">
            <draw:text-box>
              <text:p><text:span text:style-name="T11">{</text:span></text:p>
            </draw:text-box>
          </draw:frame>
        </draw:g>
        <draw:custom-shape draw:style-name="gr12" draw:text-style-name="P1" draw:layer="layout" svg:width="2.413cm" svg:height="5.969cm" svg:x="45.793cm" svg:y="76.4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9.041cm" svg:y="76.4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2.518cm" svg:y="76.3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723cm" svg:height="1.905cm" draw:transform="rotate (-3.14159265358979) translate (40.772cm 87.1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6" draw:layer="layout" svg:width="59.182cm" svg:height="4.43cm" svg:x="31.369cm" svg:y="35.914cm">
          <draw:text-box>
            <text:p text:style-name="P5"><text:span text:style-name="T12">Figure 1:</text:span><text:span text:style-name="T13"> G</text:span><text:span text:style-name="T4">rid environment with the paths highlighted. </text:span><text:span text:style-name="T12">a)</text:span><text:span text:style-name="T4"> Eppstein's paths are short but too similar to each other. </text:span><text:span text:style-name="T12">b)</text:span><text:span text:style-name="T4"> Paths returned by my algorithm are longer, but very different; this set has diversity 10.026. </text:span><text:span text:style-name="T12">c)</text:span><text:span text:style-name="T4"> First 10 shortest paths such that each one added is a distance of at least 10.026 from the others.</text:span></text:p>
          </draw:text-box>
        </draw:frame>
        <draw:custom-shape draw:style-name="gr24" draw:text-style-name="P2" draw:layer="layout" svg:width="32.893cm" svg:height="24.003cm" svg:x="31.242cm" svg:y="41.937cm">
          <text:p/>
          <draw:enhanced-geometry svg:viewBox="0 0 21600 21600" draw:type="rectangle" draw:enhanced-path="M 0 0 L 21600 0 21600 21600 0 21600 0 0 Z N"/>
        </draw:custom-shape>
        <draw:frame draw:style-name="gr6" draw:text-style-name="P1" draw:layer="layout" svg:width="23.749cm" svg:height="17.145cm" svg:x="66.294cm" svg:y="42.472cm">
          <draw:image xlink:href="../cubicles.png" xlink:type="simple" xlink:show="embed" xlink:actuate="onLoad">
            <text:p/>
          </draw:image>
        </draw:frame>
        <draw:frame draw:style-name="gr25" draw:text-style-name="P6" draw:layer="layout" svg:width="24.13cm" svg:height="6.302cm" svg:x="66.094cm" svg:y="59.838cm">
          <draw:text-box>
            <text:p text:style-name="P5"><text:span text:style-name="T12">Figure 2:</text:span><text:span text:style-name="T4"> My algorithm run on a more irregular environment than the grid. The paths differ in the direction each takes to pass around the obstacles.</text:span></text:p>
          </draw:text-box>
        </draw:frame>
        <draw:frame draw:style-name="gr26" draw:text-style-name="P6" draw:layer="layout" svg:width="31.496cm" svg:height="5.823cm" svg:x="32.023cm" svg:y="59.845cm">
          <draw:text-box>
            <text:p text:style-name="P5"><text:span text:style-name="T12">Plot 1:</text:span><text:span text:style-name="T4"> Parameter sweep on the radius of simulated obstacles in the grid environment. Diversity of the path set (blue), and length of the set's longest path (orange) are averaged over 10 runs; length scaled to fit on plot.</text:span></text:p>
          </draw:text-box>
        </draw:frame>
        <draw:frame draw:style-name="gr6" draw:text-style-name="P1" draw:layer="layout" svg:width="30.48cm" svg:height="19.194cm" svg:x="32.539cm" svg:y="41.666cm">
          <draw:image xlink:href="../plot.png" xlink:type="simple" xlink:show="embed" xlink:actuate="onLoad">
            <text:p/>
          </draw:image>
        </draw:frame>
        <draw:custom-shape draw:style-name="gr5" draw:text-style-name="P11" draw:layer="layout" svg:width="28.448cm" svg:height="13.589cm" svg:x="1.397cm" svg:y="52.313cm">
          <text:p text:style-name="P10"><text:span text:style-name="T3">Algorithm</text:span></text:p>
          <text:p text:style-name="P10"><text:span text:style-name="T4"><text:tab/></text:span><text:span text:style-name="T4">I propose an algorithm which proceeds by finding the shortest path through each of several subgraphs of the roadmap, formed by successively sampling random regions of the space along known paths to create simulated obstacles so that further paths avoid the area. A pictorial explanation is given below.</text:span></text:p>
          <draw:enhanced-geometry svg:viewBox="0 0 21600 21600" draw:type="rectangle" draw:enhanced-path="M 0 0 L 21600 0 21600 21600 0 21600 0 0 Z N"/>
        </draw:custom-shape>
        <draw:custom-shape draw:style-name="gr4" draw:text-style-name="P6" draw:layer="layout" svg:width="28.575cm" svg:height="13.808cm" svg:x="1.397cm" svg:y="37.381cm">
          <text:p text:style-name="P5"><text:span text:style-name="T3">Problem Statement</text:span></text:p>
          <text:p text:style-name="P5"><text:span text:style-name="T4"><text:tab/></text:span><text:span text:style-name="T4">Given a roadmap of valid motions, (a graph embedded in a state space), and two nodes on the roadmap labeled </text:span><text:span text:style-name="T5">start</text:span><text:span text:style-name="T4"> and </text:span><text:span text:style-name="T5">goal</text:span><text:span text:style-name="T9">, </text:span><text:span text:style-name="T4">find </text:span><text:span text:style-name="T14">k</text:span><text:span text:style-name="T4"> paths from </text:span><text:span text:style-name="T5">start</text:span><text:span text:style-name="T4"> to </text:span><text:span text:style-name="T5">goal</text:span><text:span text:style-name="T4"> such that:</text:span></text:p>
          <text:p text:style-name="P5"><text:span text:style-name="T8"/></text:p>
          <text:list text:style-name="L4">
            <text:list-item>
              <text:list>
                <text:list-item>
                  <text:list>
                    <text:list-item>
                      <text:list>
                        <text:list-item>
                          <text:p text:style-name="P3"><text:span text:style-name="T4">Each path is short</text:span></text:p>
                        </text:list-item>
                        <text:list-item>
                          <text:p text:style-name="P3"><text:span text:style-name="T4">Set of paths is diverse (has a large minimum distance between paths)</text:span></text:p>
                        </text:list-item>
                      </text:list>
                    </text:list-item>
                  </text:list>
                </text:list-item>
              </text:list>
            </text:list-item>
          </text:list>
          <draw:enhanced-geometry svg:viewBox="0 0 21600 21600" draw:mirror-horizontal="false" draw:mirror-vertical="false" draw:type="rectangle" draw:enhanced-path="M 0 0 L 21600 0 21600 21600 0 21600 0 0 Z N"/>
        </draw:custom-shape>
        <draw:custom-shape draw:style-name="gr5" draw:text-style-name="P12" draw:layer="layout" svg:width="28.513cm" svg:height="20.447cm" svg:x="1.397cm" svg:y="15.775cm">
          <text:p text:style-name="P10"><text:span text:style-name="T3">Background</text:span></text:p>
          <text:p text:style-name="P10"><text:span text:style-name="T4"><text:tab/></text:span><text:span text:style-name="T4">Motion planning for robots is expensive, and there are well-known strategies for constructing a high-level roadmap of an environment which can be used to quickly find paths in areas that have already been explored. An unresolved question is how to effectively use such a roadmap if the environment is dynamic. A well-known algorithm [1] exists to find paths through a graph in order of increasing length; however, these paths typically differ only slightly, so a change in the environment affecting one path would likely invalidate many.</text:span></text:p>
          <draw:enhanced-geometry svg:viewBox="0 0 21600 21600" draw:mirror-horizontal="false" draw:mirror-vertical="false" draw:type="rectangle" draw:enhanced-path="M 0 0 L 21600 0 21600 21600 0 21600 0 0 Z N"/>
        </draw:custom-shape>
        <draw:g>
          <draw:frame draw:style-name="gr6" draw:text-style-name="P1" draw:layer="layout" svg:width="18.341cm" svg:height="18.341cm" svg:x="51.654cm" svg:y="16.156cm">
            <draw:image xlink:href="../homotopy2.png" xlink:type="simple" xlink:show="embed" xlink:actuate="onLoad">
              <text:p/>
            </draw:image>
          </draw:frame>
          <draw:frame draw:style-name="gr6" draw:text-style-name="P1" draw:layer="layout" svg:width="18.341cm" svg:height="18.341cm" svg:x="71.455cm" svg:y="16.056cm">
            <draw:image xlink:href="../homotopy3.png" xlink:type="simple" xlink:show="embed" xlink:actuate="onLoad">
              <text:p/>
            </draw:image>
          </draw:frame>
          <draw:frame draw:style-name="gr6" draw:text-style-name="P1" draw:layer="layout" svg:width="18.341cm" svg:height="18.341cm" svg:x="32.188cm" svg:y="16.056cm">
            <draw:image xlink:href="../homotopy1.png" xlink:type="simple" xlink:show="embed" xlink:actuate="onLoad">
              <text:p/>
            </draw:image>
          </draw:frame>
          <draw:frame draw:style-name="gr27" draw:text-style-name="P7" draw:layer="layout" svg:width="16.373cm" svg:height="3.037cm" svg:x="33.181cm" svg:y="32.412cm">
            <draw:text-box>
              <text:p text:style-name="P1"><text:span text:style-name="T12">(a)</text:span><text:span text:style-name="T4"> Eppstein's shortest paths</text:span></text:p>
              <text:p text:style-name="P1"><text:span text:style-name="T4">(2 homotopy classes)</text:span></text:p>
            </draw:text-box>
          </draw:frame>
          <draw:frame draw:style-name="gr27" draw:text-style-name="P7" draw:layer="layout" svg:width="18.104cm" svg:height="3.037cm" svg:x="51.65cm" svg:y="32.412cm">
            <draw:text-box>
              <text:p text:style-name="P1"><text:span text:style-name="T12">(b)</text:span><text:span text:style-name="T4"> My Algorithm, radius 0.1075</text:span></text:p>
              <text:p text:style-name="P1"><text:span text:style-name="T4">(10 homotopy classes)</text:span></text:p>
            </draw:text-box>
          </draw:frame>
          <draw:frame draw:style-name="gr27" draw:text-style-name="P7" draw:layer="layout" svg:width="18.909cm" svg:height="3.037cm" svg:x="71.089cm" svg:y="32.412cm">
            <draw:text-box>
              <text:p text:style-name="P1"><text:span text:style-name="T12">(c)</text:span><text:span text:style-name="T4"> Eppstein, filtered for distance</text:span></text:p>
              <text:p text:style-name="P1"><text:span text:style-name="T4">(3 homotopy classe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27cm" fo:margin-bottom="1.27cm" fo:margin-left="1.27cm" fo:margin-right="1.27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leb </meta:initial-creator>
    <meta:creation-date>2014-04-07T11:43:38.521236570</meta:creation-date>
    <dc:date>2014-04-15T10:40:12.766750859</dc:date>
    <dc:creator>caleb </dc:creator>
    <meta:editing-duration>PT22H53M15S</meta:editing-duration>
    <meta:editing-cycles>86</meta:editing-cycles>
    <meta:generator>LibreOffice/4.1.3.2$Linux_X86_64 LibreOffice_project/410m0$Build-2</meta:generator>
    <meta:document-statistic meta:object-count="57"/>
  </office:meta>
</office:document-meta>
</file>